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JetBrainsMono NF1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3.3271in"/>
    </style:style>
    <style:style style:name="Table1.B" style:family="table-column">
      <style:table-column-properties style:column-width="3.3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3028in" fo:margin-top="0in" fo:margin-bottom="0in" table:align="center" style:writing-mode="page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9847in"/>
    </style:style>
    <style:style style:name="Table2.F" style:family="table-column">
      <style:table-column-properties style:column-width="0.9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3833in" fo:keep-together="auto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3868in" fo:keep-together="auto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Table2.F9" style:family="table-cell">
      <style:table-cell-properties fo:padding-left="0.075in" fo:padding-right="0.075in" fo:padding-top="0in" fo:padding-bottom="0in" fo:border="0.5pt solid #000000"/>
    </style:style>
    <style:style style:name="Table2.F10" style:family="table-cell">
      <style:table-cell-properties fo:padding-left="0.075in" fo:padding-right="0.075in" fo:padding-top="0in" fo:padding-bottom="0in" fo:border="0.5pt solid #000000"/>
    </style:style>
    <style:style style:name="Table2.F11" style:family="table-cell">
      <style:table-cell-properties fo:padding-left="0.075in" fo:padding-right="0.075in" fo:padding-top="0in" fo:padding-bottom="0in" fo:border="0.5pt solid #000000"/>
    </style:style>
    <style:style style:name="Table2.12" style:family="table-row">
      <style:table-row-properties style:min-row-height="0.5896in" fo:keep-together="auto"/>
    </style:style>
    <style:style style:name="Table2.F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7e80e" officeooo:paragraph-rsid="0007e80e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break-before="page"/>
      <style:text-properties style:font-name="Times New Roman" fo:font-size="14pt" fo:language="ru" fo:country="RU" fo:font-weight="bold" officeooo:rsid="0011879c" officeooo:paragraph-rsid="0011879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1pt" style:font-size-asian="14pt" style:font-size-complex="14pt"/>
    </style:style>
    <style:style style:name="P14" style:family="paragraph" style:parent-style-name="Standard">
      <style:paragraph-properties fo:margin-left="2.4583in" fo:text-indent="0.4917in" style:auto-text-indent="false"/>
      <style:text-properties style:font-name="Times New Roman" fo:font-size="11pt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7" style:family="paragraph" style:parent-style-name="Standard">
      <style:paragraph-properties fo:margin-left="2.4583in" fo:text-indent="0.4917in" style:auto-text-indent="false" fo:break-before="page"/>
      <style:text-properties style:font-name="Times New Roman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left="0.0236in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text-properties style:font-name="Times New Roman" fo:font-size="12pt" fo:font-weight="normal" officeooo:rsid="0007e80e" officeooo:paragraph-rsid="0007e80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0e8e9b" officeooo:paragraph-rsid="000e8e9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0e8e9b" officeooo:paragraph-rsid="000fdbc3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0fdbc3" officeooo:paragraph-rsid="000fdbc3" style:font-size-asian="12pt" style:language-asian="ja" style:country-asian="JP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0fdbc3" officeooo:paragraph-rsid="000fdbc3" style:font-name-asian="Times New Roman" style:font-size-asian="12pt" style:language-asian="ja" style:country-asian="JP" style:font-weight-asian="normal" style:font-size-complex="12pt" style:font-weight-complex="normal"/>
    </style:style>
    <style:style style:name="P26" style:family="paragraph" style:parent-style-name="Standard" style:list-style-name="L3">
      <style:text-properties style:font-name="Times New Roman" fo:font-size="12pt" fo:language="en" fo:country="US" fo:font-weight="normal" officeooo:rsid="000e4943" officeooo:paragraph-rsid="000e494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fo:language="en" fo:country="US" fo:font-weight="normal" officeooo:rsid="000fdbc3" officeooo:paragraph-rsid="000fdbc3" style:font-size-asian="12pt" style:language-asian="ja" style:country-asian="JP" style:font-weight-asian="normal" style:font-size-complex="12pt" style:font-weight-complex="normal"/>
    </style:style>
    <style:style style:name="P28" style:family="paragraph" style:parent-style-name="Standard">
      <style:text-properties style:font-name="Times New Roman" fo:font-size="12pt" fo:font-weight="bold" officeooo:rsid="000e8e9b" officeooo:paragraph-rsid="000e8e9b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Times New Roman" fo:font-size="12pt" fo:font-weight="bold" officeooo:rsid="000fdbc3" officeooo:paragraph-rsid="000fdbc3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Times New Roman" fo:font-size="12pt" fo:font-weight="bold" officeooo:rsid="000e8e9b" officeooo:paragraph-rsid="000e8e9b" style:font-size-asian="12pt" style:language-asian="ja" style:country-asian="JP" style:font-weight-asian="bold" style:font-size-complex="12pt" style:font-weight-complex="bold"/>
    </style:style>
    <style:style style:name="P31" style:family="paragraph" style:parent-style-name="Standard">
      <style:text-properties style:font-name="Times New Roman" fo:font-size="12pt" fo:font-weight="bold" officeooo:rsid="000e8e9b" officeooo:paragraph-rsid="000fdbc3" style:font-size-asian="12pt" style:language-asian="ja" style:country-asian="JP" style:font-weight-asian="bold" style:font-size-complex="12pt" style:font-weight-complex="bold"/>
    </style:style>
    <style:style style:name="P32" style:family="paragraph" style:parent-style-name="Standard">
      <style:text-properties style:font-name="Times New Roman" fo:font-size="12pt" fo:language="ru" fo:country="RU" fo:font-weight="normal" officeooo:rsid="000e8e9b" officeooo:paragraph-rsid="000e8e9b" style:font-size-asian="12pt" style:language-asian="ja" style:country-asian="JP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fo:language="ru" fo:country="RU" fo:font-weight="normal" officeooo:rsid="000fdbc3" officeooo:paragraph-rsid="000fdbc3" style:font-size-asian="12pt" style:language-asian="ja" style:country-asian="JP" style:font-weight-asian="normal" style:font-size-complex="12pt" style:font-weight-complex="normal"/>
    </style:style>
    <style:style style:name="P34" style:family="paragraph" style:parent-style-name="Standard">
      <style:text-properties style:font-name="Times New Roman" fo:font-size="12pt" fo:language="ru" fo:country="RU" fo:font-weight="normal" officeooo:rsid="000e8e9b" officeooo:paragraph-rsid="000e8e9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Times New Roman" fo:font-size="12pt" fo:language="ru" fo:country="RU" fo:font-weight="normal" officeooo:rsid="0010ddae" officeooo:paragraph-rsid="0010dda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 fo:font-size="12pt" fo:language="ru" fo:country="RU" officeooo:rsid="000e8e9b" officeooo:paragraph-rsid="000e8e9b" style:font-size-asian="12pt" style:font-size-complex="12pt"/>
    </style:style>
    <style:style style:name="P37" style:family="paragraph" style:parent-style-name="Standard">
      <style:paragraph-properties fo:break-before="page"/>
      <style:text-properties style:font-name="Times New Roman"/>
    </style:style>
    <style:style style:name="P38" style:family="paragraph" style:parent-style-name="Standard">
      <style:text-properties style:font-name="Times New Roman" fo:font-size="10pt" fo:font-weight="normal" officeooo:rsid="000e8e9b" officeooo:paragraph-rsid="000e8e9b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Times New Roman" fo:font-size="10pt" fo:font-weight="normal" officeooo:rsid="000fdbc3" officeooo:paragraph-rsid="000fdbc3" style:font-size-asian="10pt" style:language-asian="ja" style:country-asian="JP" style:font-weight-asian="normal" style:font-size-complex="10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/>
    </style:style>
    <style:style style:name="P41" style:family="paragraph" style:parent-style-name="Standard">
      <style:paragraph-properties fo:margin-left="0.0236in" fo:text-align="center" style:justify-single-word="false"/>
      <style:text-properties style:font-name="Times New Roman"/>
    </style:style>
    <style:style style:name="P42" style:family="paragraph" style:parent-style-name="Standard">
      <style:paragraph-properties fo:text-align="justify" style:justify-single-word="false"/>
      <style:text-properties style:font-name="Times New Roman"/>
    </style:style>
    <style:style style:name="P43" style:family="paragraph" style:parent-style-name="Standard">
      <style:paragraph-properties fo:margin-left="0.0236in"/>
      <style:text-properties style:font-name="Times New Roman"/>
    </style:style>
    <style:style style:name="P44" style:family="paragraph" style:parent-style-name="Standard">
      <style:text-properties style:font-name="Times New Roman" officeooo:paragraph-rsid="000e4943"/>
    </style:style>
    <style:style style:name="P45" style:family="paragraph" style:parent-style-name="Standard" style:list-style-name="L3">
      <style:text-properties officeooo:paragraph-rsid="000e4943"/>
    </style:style>
    <style:style style:name="P46" style:family="paragraph" style:parent-style-name="Standard">
      <style:text-properties style:font-name="JetBrainsMono NF1" fo:font-size="12pt" fo:font-weight="normal" officeooo:rsid="000e8e9b" officeooo:paragraph-rsid="000e8e9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JetBrainsMono NF1" fo:font-size="12pt" fo:language="ru" fo:country="RU" fo:font-weight="normal" officeooo:rsid="000e8e9b" officeooo:paragraph-rsid="000e8e9b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JetBrainsMono NF1" fo:font-size="10pt" fo:font-weight="normal" officeooo:rsid="000e8e9b" officeooo:paragraph-rsid="000e8e9b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JetBrainsMono NF1" fo:font-size="10pt" fo:font-weight="normal" officeooo:rsid="000e8e9b" officeooo:paragraph-rsid="000e8e9b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JetBrainsMono NF1" fo:font-size="10pt" fo:font-weight="normal" officeooo:rsid="000fdbc3" officeooo:paragraph-rsid="000fdbc3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JetBrainsMono NF1" fo:font-size="10pt" fo:font-weight="normal" officeooo:rsid="000fdbc3" officeooo:paragraph-rsid="0010ddae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JetBrainsMono NF1" fo:font-size="10pt" fo:font-weight="normal" officeooo:rsid="000fdbc3" officeooo:paragraph-rsid="000fdbc3" style:font-size-asian="10pt" style:language-asian="ja" style:country-asian="JP" style:font-weight-asian="normal" style:font-size-complex="10pt" style:font-weight-complex="normal"/>
    </style:style>
    <style:style style:name="P53" style:family="paragraph" style:parent-style-name="Standard">
      <style:text-properties style:font-name="JetBrainsMono NF1" fo:font-size="10pt" fo:language="ru" fo:country="RU" fo:font-weight="normal" officeooo:rsid="000e8e9b" officeooo:paragraph-rsid="000e8e9b" style:font-size-asian="10pt" style:language-asian="ja" style:country-asian="JP" style:font-weight-asian="normal" style:font-size-complex="10pt" style:font-weight-complex="normal"/>
    </style:style>
    <style:style style:name="P54" style:family="paragraph" style:parent-style-name="Standard">
      <style:text-properties style:font-name="JetBrainsMono NF1" fo:font-size="10pt" fo:language="ru" fo:country="RU" fo:font-weight="normal" officeooo:rsid="000fdbc3" officeooo:paragraph-rsid="000fdbc3" style:font-size-asian="10pt" style:language-asian="ja" style:country-asian="JP" style:font-weight-asian="normal" style:font-size-complex="10pt" style:font-weight-complex="normal"/>
    </style:style>
    <style:style style:name="P55" style:family="paragraph" style:parent-style-name="Standard">
      <style:text-properties style:font-name="JetBrainsMono NF1" fo:font-size="10pt" fo:language="ru" fo:country="RU" fo:font-weight="normal" officeooo:rsid="000e8e9b" officeooo:paragraph-rsid="000e8e9b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JetBrainsMono NF1" fo:font-size="10pt" fo:language="en" fo:country="US" fo:font-weight="normal" officeooo:rsid="000fdbc3" officeooo:paragraph-rsid="000fdbc3" style:font-size-asian="10pt" style:language-asian="ja" style:country-asian="JP" style:font-weight-asian="normal" style:font-size-complex="10pt" style:font-weight-complex="normal"/>
    </style:style>
    <style:style style:name="P57" style:family="paragraph" style:parent-style-name="Standard">
      <style:text-properties style:font-name="JetBrainsMono NF1" fo:font-size="10pt" officeooo:paragraph-rsid="0010ddae" style:font-size-asian="10pt" style:font-size-complex="10pt"/>
    </style:style>
    <style:style style:name="P58" style:family="paragraph" style:parent-style-name="Standard">
      <style:text-properties style:text-position="0% 100%" style:font-name="JetBrainsMono NF1" fo:font-size="7.5pt" fo:language="ru" fo:country="RU" fo:font-weight="normal" officeooo:rsid="0011879c" officeooo:paragraph-rsid="0013066c" style:font-size-asian="7.5pt" style:font-weight-asian="normal" style:font-size-complex="7.5pt" style:font-weight-complex="normal"/>
    </style:style>
    <style:style style:name="P59" style:family="paragraph" style:parent-style-name="Standard">
      <style:paragraph-properties fo:break-before="page"/>
      <style:text-properties style:text-position="0% 100%" style:font-name="JetBrainsMono NF1" fo:font-size="7.5pt" fo:language="ru" fo:country="RU" fo:font-weight="normal" officeooo:rsid="0011879c" officeooo:paragraph-rsid="0013066c" style:font-size-asian="7.5pt" style:font-weight-asian="normal" style:font-size-complex="7.5pt" style:font-weight-complex="normal"/>
    </style:style>
    <style:style style:name="P60" style:family="paragraph" style:parent-style-name="Text_20_body" style:list-style-name="L9">
      <style:text-properties style:font-name="Times New Roman" fo:font-size="12pt" fo:language="en" fo:country="US" fo:font-weight="normal" officeooo:rsid="000e4943" officeooo:paragraph-rsid="000e4943" style:font-size-asian="12pt" style:font-weight-asian="normal" style:font-size-complex="12pt" style:font-weight-complex="normal"/>
    </style:style>
    <style:style style:name="P61" style:family="paragraph" style:parent-style-name="Text_20_body" style:list-style-name="L11">
      <style:text-properties style:font-name="Times New Roman" fo:font-size="12pt" officeooo:paragraph-rsid="000e4943" style:font-size-asian="12pt" style:font-size-complex="12pt"/>
    </style:style>
    <style:style style:name="P62" style:family="paragraph" style:parent-style-name="Text_20_body" style:list-style-name="L3">
      <style:text-properties officeooo:paragraph-rsid="000e4943"/>
    </style:style>
    <style:style style:name="P63" style:family="paragraph" style:parent-style-name="Text_20_body" style:list-style-name="L9">
      <style:text-properties officeooo:paragraph-rsid="000e4943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style-complex="italic" style:font-weight-complex="bold"/>
    </style:style>
    <style:style style:name="T6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3" style:family="text">
      <style:text-properties fo:font-size="14pt" fo:font-weight="bold" style:font-weight-asian="bold" style:font-name-complex="Times New Roman1"/>
    </style:style>
    <style:style style:name="T14" style:family="text">
      <style:text-properties fo:font-size="14pt" fo:font-weight="bold" style:font-weight-asian="bold" style:font-name-complex="Times New Roman1" style:font-weight-complex="bold"/>
    </style:style>
    <style:style style:name="T15" style:family="text">
      <style:text-properties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font-size="14pt" fo:language="en" fo:country="US" fo:font-weight="bold" officeooo:rsid="0007a8dd" style:font-weight-asian="bold" style:font-name-complex="Times New Roman1"/>
    </style:style>
    <style:style style:name="T17" style:family="text">
      <style:text-properties fo:font-size="14pt" fo:language="en" fo:country="US" fo:font-weight="bold" style:font-size-asian="14pt" style:font-weight-asian="bold" style:font-name-complex="Times New Roman1" style:font-size-complex="14pt"/>
    </style:style>
    <style:style style:name="T18" style:family="text">
      <style:text-properties fo:font-size="14pt" style:font-name-complex="Times New Roman1"/>
    </style:style>
    <style:style style:name="T19" style:family="text">
      <style:text-properties fo:font-size="14pt" style:font-name-complex="Times New Roman1" style:font-weight-complex="bold"/>
    </style:style>
    <style:style style:name="T20" style:family="text">
      <style:text-properties fo:font-size="14pt" officeooo:rsid="0007a8dd" style:font-name-complex="Times New Roman1"/>
    </style:style>
    <style:style style:name="T21" style:family="text">
      <style:text-properties fo:font-size="14pt" style:font-size-asian="14pt" style:font-name-complex="Times New Roman1" style:font-size-complex="14pt"/>
    </style:style>
    <style:style style:name="T22" style:family="text">
      <style:text-properties style:font-name="Courier New" fo:language="en" fo:country="US" style:font-name-complex="Courier New1"/>
    </style:style>
    <style:style style:name="T23" style:family="text">
      <style:text-properties officeooo:rsid="0008169a"/>
    </style:style>
    <style:style style:name="T24" style:family="text">
      <style:text-properties fo:language="en" fo:country="US" officeooo:rsid="000db4e3"/>
    </style:style>
    <style:style style:name="T25" style:family="text">
      <style:text-properties fo:language="en" fo:country="US" officeooo:rsid="000e4943"/>
    </style:style>
    <style:style style:name="T26" style:family="text">
      <style:text-properties fo:language="en" fo:country="US" fo:font-weight="normal" officeooo:rsid="000e4943" style:font-weight-asian="normal" style:font-weight-complex="normal"/>
    </style:style>
    <style:style style:name="T27" style:family="text">
      <style:text-properties fo:language="en" fo:country="US" fo:font-weight="normal" officeooo:rsid="000fdbc3" style:language-asian="ja" style:country-asian="JP" style:font-weight-asian="normal" style:font-weight-complex="normal"/>
    </style:style>
    <style:style style:name="T28" style:family="text">
      <style:text-properties fo:language="en" fo:country="US" officeooo:rsid="000e8e9b"/>
    </style:style>
    <style:style style:name="T29" style:family="text">
      <style:text-properties fo:language="en" fo:country="US" style:language-asian="ja" style:country-asian="JP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size="12pt" fo:language="en" fo:country="US" fo:font-weight="normal" officeooo:rsid="000e4943" style:font-size-asian="12pt" style:font-weight-asian="normal" style:font-size-complex="12pt" style:font-weight-complex="normal"/>
    </style:style>
    <style:style style:name="T32" style:family="text">
      <style:text-properties fo:font-size="12pt" style:font-size-asian="12pt" style:font-name-complex="Times New Roman1" style:font-size-complex="12pt"/>
    </style:style>
    <style:style style:name="T33" style:family="text">
      <style:text-properties fo:font-size="12pt" officeooo:rsid="00099489" style:font-size-asian="12pt" style:font-name-complex="Times New Roman1" style:font-size-complex="12pt"/>
    </style:style>
    <style:style style:name="T34" style:family="text">
      <style:text-properties fo:font-size="12pt" style:font-size-asian="12pt" style:font-name-complex="Times New Roman1" style:font-size-complex="12pt" style:font-style-complex="italic" style:font-weight-complex="bold"/>
    </style:style>
    <style:style style:name="T35" style:family="text">
      <style:text-properties fo:font-size="12pt" officeooo:rsid="0013cfbb" style:font-size-asian="12pt" style:language-asian="ja" style:country-asian="JP" style:font-name-complex="Times New Roman1" style:font-size-complex="12pt"/>
    </style:style>
    <style:style style:name="T36" style:family="text">
      <style:text-properties fo:font-size="12pt" fo:language="en" fo:country="US" style:font-size-asian="12pt" style:font-name-complex="Times New Roman1" style:font-size-complex="12pt"/>
    </style:style>
    <style:style style:name="T37" style:family="text">
      <style:text-properties officeooo:rsid="000e8e9b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0e8e9b"/>
    </style:style>
    <style:style style:name="T40" style:family="text">
      <style:text-properties fo:language="ru" fo:country="RU" style:language-asian="ja" style:country-asian="JP"/>
    </style:style>
    <style:style style:name="T41" style:family="text">
      <style:text-properties style:font-name="JetBrainsMono NF1"/>
    </style:style>
    <style:style style:name="T42" style:family="text">
      <style:text-properties style:font-name="JetBrainsMono NF1" fo:language="ru" fo:country="RU"/>
    </style:style>
    <style:style style:name="T43" style:family="text">
      <style:text-properties style:font-name="JetBrainsMono NF1" fo:font-size="10pt" fo:font-weight="normal" style:font-weight-asian="normal" style:font-weight-complex="normal"/>
    </style:style>
    <style:style style:name="T44" style:family="text">
      <style:text-properties fo:font-weight="bold" style:font-weight-asian="bold" style:font-name-complex="Times New Roman1"/>
    </style:style>
    <style:style style:name="T45" style:family="text">
      <style:text-properties officeooo:rsid="000fdbc3"/>
    </style:style>
    <style:style style:name="T46" style:family="text">
      <style:text-properties style:language-asian="ja" style:country-asian="JP"/>
    </style:style>
    <style:style style:name="T47" style:family="text">
      <style:text-properties officeooo:rsid="000fdbc3" style:language-asian="ja" style:country-asian="JP"/>
    </style:style>
    <style:style style:name="T48" style:family="text">
      <style:text-properties officeooo:rsid="0013066c" style:language-asian="ja" style:country-asian="JP"/>
    </style:style>
    <style:style style:name="T49" style:family="text">
      <style:text-properties officeooo:rsid="0013066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АГЕНСТВО ЖЕЛЕЗНОДОРОЖНОГО ТРАНСПОРТА</text:p>
      <text:p text:style-name="P2">Федеральное государственное бюджетное образовательное учреждение высшего образования</text:p>
      <text:p text:style-name="P2">«ПЕТЕРБУРГСКИЙ ГОСУДАРСТВЕННЫЙ УНИВЕРСИТЕТ ПУТЕЙ СООБЩЕНИЯ Императора Александра I»</text:p>
      <text:p text:style-name="P3">Кафедра «ИНФОРМАЦИОННЫЕ И ВЫЧИСЛИТЕЛЬНЫЕ СИСТЕМЫ»</text:p>
      <text:p text:style-name="P3">Дисциплина «Базы данных и управление данными»</text:p>
      <text:p text:style-name="P4"/>
      <text:p text:style-name="P4"/>
      <text:p text:style-name="P8">ОТЧЁТ</text:p>
      <text:p text:style-name="P8">ПО ЛАБОРАТОРНОЙ РАБОТЕ № <text:span text:style-name="T24">2</text:span></text:p>
      <text:p text:style-name="P13"><text:span text:style-name="T14">«</text:span><text:span text:style-name="T19">Разработка и наполнение схем баз данных</text:span><text:span text:style-name="T14">»</text:span></text:p>
      <text:p text:style-name="P5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 студент</text:p>
            <text:p text:style-name="P10">Факультет: АИТ</text:p>
            <text:p text:style-name="P15"><text:span text:style-name="T18">Группа: ИВБ-</text:span><text:span text:style-name="T20">2</text:span><text:span text:style-name="T18">11</text:span></text:p>
            <text:p text:style-name="P10"/>
          </table:table-cell>
          <table:table-cell table:style-name="Table1.A1" office:value-type="string">
            <text:p text:style-name="P16"><text:span text:style-name="T20">Шефнер </text:span><text:span text:style-name="T18">А.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8">Проверил: </text:span><text:span text:style-name="T20">проф</text:span><text:span text:style-name="T18">.</text:span></text:p>
          </table:table-cell>
          <table:table-cell table:style-name="Table1.A1" office:value-type="string">
            <text:p text:style-name="P11">Хомоненко А. Д.</text:p>
          </table:table-cell>
        </table:table-row>
      </table:table>
      <text:p text:style-name="P7"><text:s text:c="48"/></text:p>
      <text:p text:style-name="P4"><text:s text:c="82"/></text:p>
      <text:p text:style-name="P13"/>
      <text:p text:style-name="P13"/>
      <text:p text:style-name="P9">Санкт-Петербург</text:p>
      <text:p text:style-name="P14"><text:span text:style-name="T13">202</text:span><text:span text:style-name="T16">4</text:span></text:p>
      <text:p text:style-name="P17"/>
      <text:p text:style-name="P44"><text:span text:style-name="T15">Задание</text:span><text:span text:style-name="T21">:</text:span></text:p>
      <text:list xml:id="list2268275877" text:style-name="L3">
        <text:list-item>
          <text:p text:style-name="P26">Однострочные функции </text:p>
        </text:list-item>
      </text:list>
      <text:list text:style-name="L9">
        <text:list-item>
          <text:list>
            <text:list-item>
              <text:p text:style-name="P60"><text:bookmark text:name="yui_3_17_2_1_1711914949018_365"/>агрегатные функции COUNT, SUM, AVG, MAX, MIN </text:p>
            </text:list-item>
            <text:list-item>
              <text:p text:style-name="P60"><text:bookmark text:name="yui_3_17_2_1_1711914949018_367"/>использование символьных, числовых и функций для работы с датами </text:p>
            </text:list-item>
            <text:list-item>
              <text:p text:style-name="P63"><text:bookmark text:name="yui_3_17_2_1_1711914949018_368"/>функции преобразования типов данных </text:p>
            </text:list-item>
          </text:list>
        </text:list-item>
      </text:list>
      <text:list xml:id="list235010434439186" text:continue-list="list2268275877" text:style-name="L3">
        <text:list-item>
          <text:p text:style-name="P45"><text:span text:style-name="T31">Группировка данных</text:span></text:p>
        </text:list-item>
      </text:list>
      <text:list text:style-name="L11">
        <text:list-item>
          <text:list>
            <text:list-item>
              <text:p text:style-name="P61"><text:bookmark text:name="yui_3_17_2_1_1711914949018_371"/><text:span text:style-name="T26">группировка данных с помощью фразы GROUP BY </text:span></text:p>
            </text:list-item>
            <text:list-item>
              <text:p text:style-name="P61">исключение итоговых строк при помощи фразы HAVING </text:p>
            </text:list-item>
          </text:list>
        </text:list-item>
      </text:list>
      <text:list text:continue-list="list235010434439186" text:style-name="L3">
        <text:list-item>
          <text:p text:style-name="P45"><text:span text:style-name="T31">Сортировка результатов запроса </text:span></text:p>
        </text:list-item>
        <text:list-item>
          <text:p text:style-name="P62"><text:bookmark text:name="yui_3_17_2_1_1711914949018_372"/><text:span text:style-name="T31">Выбрать один из запросов и создать на его основе view.</text:span></text:p>
        </text:list-item>
      </text:list>
      <text:p text:style-name="P18"><text:span text:style-name="T15"/></text:p>
      <text:p text:style-name="P18"><text:span text:style-name="T15">Разработка</text:span><text:span text:style-name="T17"> </text:span><text:span text:style-name="T15">базы</text:span><text:span text:style-name="T17"> </text:span><text:span text:style-name="T15">данных</text:span><text:span text:style-name="T17">:</text:span></text:p>
      <text:p text:style-name="P21">Для работы с базой данных был выбран модуль sqlite3 языка программирования Python. <text:span text:style-name="T23">Ниже представлен</text:span><text:span text:style-name="T37">ы различные </text:span><text:span text:style-name="T28">SQL-</text:span><text:span text:style-name="T39">запросы и функции и их результаты</text:span></text:p>
      <text:p text:style-name="P21"><text:span text:style-name="T39"/></text:p>
      <text:p text:style-name="P36"><text:span text:style-name="T44">Агрегатные функции:</text:span></text:p>
      <text:p text:style-name="P22"><text:span text:style-name="T40">Запрос:</text:span></text:p>
      <text:p text:style-name="P38"><text:span text:style-name="T42">SELECT COUNT(*) FROM Customers</text:span></text:p>
      <text:p text:style-name="P22"><text:span text:style-name="T38">Результат:</text:span> <text:s text:c="231"/></text:p>
      <text:p text:style-name="P38"><text:span text:style-name="T41">Количество клиентов: 14</text:span></text:p>
      <text:p text:style-name="P22"><text:span text:style-name="T41"/></text:p>
      <text:p text:style-name="P32">Запрос:</text:p>
      <text:p text:style-name="P53">SELECT SUM(cost) FROM PaintingOrders</text:p>
      <text:p text:style-name="P32">Результат:</text:p>
      <text:p text:style-name="P49">Сумма выручки с картин: 13900.0</text:p>
      <text:p text:style-name="P46"/>
      <text:p text:style-name="P46"/>
      <text:p text:style-name="P34"><text:soft-page-break/>Запрос:</text:p>
      <text:p text:style-name="P55">SELECT AVG(cost) FROM BookOrders</text:p>
      <text:p text:style-name="P47"><text:span text:style-name="T30">Результат:</text:span></text:p>
      <text:p text:style-name="P49">Средняя цена фотокниги: 7028.571428571428</text:p>
      <text:p text:style-name="P46"/>
      <text:p text:style-name="P34">Запрос:</text:p>
      <text:p text:style-name="P55">SELECT MAX(cost) FROM PaintingOrders</text:p>
      <text:p text:style-name="P22"><text:span text:style-name="T38">Результат:</text:span></text:p>
      <text:p text:style-name="P49">Максимальная цена заказанной картины 1800.0</text:p>
      <text:p text:style-name="P46"/>
      <text:p text:style-name="P34">Запрос:</text:p>
      <text:p text:style-name="P55">SELECT MIN(numberOfTurns) FROM BookOrders</text:p>
      <text:p text:style-name="P22"><text:span text:style-name="T38">Результат:</text:span></text:p>
      <text:p text:style-name="P49">Минимальное количество разворотов: 4</text:p>
      <text:p text:style-name="P22"/>
      <text:p text:style-name="P28"><text:span text:style-name="T46">Функция, работающая с датой и временем:</text:span><text:span text:style-name="T43"><text:line-break/>with get_connection() as conn:<text:line-break/><text:tab/>cur = conn.cursor()<text:line-break/><text:tab/>cur.execute("SELECT MIN(datetime) FROM BookOrders")<text:line-break/><text:tab/>sql = "SELECT * FROM BookOrders WHERE datetime = ?"<text:line-break/><text:tab/>result = cur.execute(sql, (date,)).fetchone()<text:line-break/><text:tab/>return BookOrder.new_from_db(*result)</text:span></text:p>
      <text:p text:style-name="P22">Результат:</text:p>
      <text:p text:style-name="P48">Самая ранняя книга: {'id': 1, 'customer_id': 3, 'datetime': '2024-01-06 12:40:21', 'cost': 3500.0, 'number_of_turns': 12, 'size_id': 3, 'material_id': 1}</text:p>
      <text:p text:style-name="P22"/>
      <text:p text:style-name="P30">Функция, работающая со строкой:</text:p>
      <text:p text:style-name="P32">Запрос:</text:p>
      <text:p text:style-name="P53">SELECT * FROM Customers <text:line-break/>WHERE (name || ' ' || surname) LIKE ?</text:p>
      <text:p text:style-name="P22"><text:soft-page-break/><text:span text:style-name="T40">Результат, при подстановке «Владимир М» вместо «?»:</text:span></text:p>
      <text:p text:style-name="P49">{'id': 7, 'name': 'Владимир', 'surname': 'Моисеенко', 'address': 'ул. Горького, д. 123', 'phone': '98710654321'}</text:p>
      <text:p text:style-name="P22"/>
      <text:p text:style-name="P31">Функция, <text:span text:style-name="T45">преобразующая тип данных</text:span>:</text:p>
      <text:p text:style-name="P33">Запрос:</text:p>
      <text:p text:style-name="P54">SELECT cast(width as text) || 'x' || cast(height as text)<text:line-break/>FROM PaintingOrders<text:line-break/>WHERE id=?</text:p>
      <text:p text:style-name="P23">Результат, при подстановке «<text:span text:style-name="T45">2</text:span>» вместо «?»:</text:p>
      <text:p text:style-name="P49">Размеры картины с ID заказа = 2: 220x140</text:p>
      <text:p text:style-name="P46"/>
      <text:p text:style-name="P31"><text:span text:style-name="T45">Группировка данных</text:span>:</text:p>
      <text:p text:style-name="P24">Запрос:</text:p>
      <text:p text:style-name="P39"><text:span text:style-name="T41">SELECT materialId, SUM(cost) <text:line-break/>FROM BookOrders<text:line-break/>GROUP BY materialId</text:span></text:p>
      <text:p text:style-name="P25">Результат:</text:p>
      <text:p text:style-name="P49">Цены на заказы книг, сгруппированные по ID материала:<text:line-break/>ID Материала: 1, общая стоимость: 3500.0<text:line-break/>ID Материала: 2, общая стоимость: 23200.0<text:line-break/>ID Материала: 3, общая стоимость: 5000.0<text:line-break/>ID Материала: 4, общая стоимость: 12700.0<text:line-break/>ID Материала: 5, общая стоимость: 6000.0<text:line-break/>ID Материала: 6, общая стоимость: 9000.0<text:line-break/>ID Материала: 7, общая стоимость: 23000.0<text:line-break/>ID Материала: 8, общая стоимость: 7000.0<text:line-break/>ID Материала: 9, общая стоимость: 9000.0</text:p>
      <text:p text:style-name="P22"/>
      <text:p text:style-name="P31"><text:span text:style-name="T45">Группировка данных и исключение результатов:</text:span></text:p>
      <text:p text:style-name="P24">Запрос:</text:p>
      <text:p text:style-name="P52">SELECT sizeId, sum(cost) FROM BookOrders<text:line-break/>GROUP BY sizeId<text:line-break/>HAVING sum(cost) &gt; ?</text:p>
      <text:p text:style-name="P23"><text:soft-page-break/>Результат, при подстановке «<text:span text:style-name="T45">2</text:span><text:span text:style-name="T47">5000</text:span>» вместо «?»</text:p>
      <text:p text:style-name="P49">Группы книг по размеру, где общая стоимость заказов больше 25000:<text:line-break/>ID Размера: 3, Общая стоимость заказов: 34500.0<text:line-break/>ID Размера: 4, Общая стоимость заказов: 27000.0</text:p>
      <text:p text:style-name="P49"/>
      <text:p text:style-name="P29"><text:span text:style-name="T29">View </text:span><text:span text:style-name="T40">с отсортированными данными:</text:span></text:p>
      <text:p text:style-name="P27"><text:span text:style-name="T38">Создание </text:span>View:</text:p>
      <text:p text:style-name="P56">CREATE VIEW MaterialStockView AS<text:line-break/>SELECT id, name, stock FROM Materials<text:line-break/>ORDER BY stock DESC;</text:p>
      <text:p text:style-name="P27"><text:span text:style-name="T38">Запрос</text:span>:</text:p>
      <text:p text:style-name="P50"><text:span text:style-name="T29">SELECT * FROM MaterialStockView</text:span></text:p>
      <text:p text:style-name="P35"><text:span text:style-name="T46">Результат:</text:span></text:p>
      <text:p text:style-name="P51"><text:span text:style-name="T29">Материалы, отсортированные по количеству на складе:</text:span></text:p>
      <text:p text:style-name="P57"><text:span text:style-name="T27">ID | Название <text:s text:c="10"/>| Количество на складе<text:line-break/>__________________________________________________<text:line-break/> 3 | Картон <text:s text:c="12"/>| <text:s/>67.0<text:line-break/>__________________________________________________<text:line-break/> 9 | Тигр <text:s text:c="14"/>| <text:s/>41.8<text:line-break/>__________________________________________________<text:line-break/> 2 | Кожа <text:s text:c="14"/>| <text:s/>36.1<text:line-break/>__________________________________________________<text:line-break/> 5 | Маленькая пчела <text:s text:c="3"/>| <text:s/>35.8<text:line-break/>__________________________________________________<text:line-break/> 1 | Крокодил <text:s text:c="10"/>| <text:s/>24.6<text:line-break/>__________________________________________________<text:line-break/> 7 | Жарко <text:s text:c="13"/>| <text:s/>18.2<text:line-break/>__________________________________________________<text:line-break/> 8 | Рождественский дар | <text:s text:c="2"/>3.6<text:line-break/>__________________________________________________<text:line-break/> 4 | Пластик <text:s text:c="11"/>| <text:s text:c="2"/>3.4<text:line-break/>__________________________________________________<text:line-break/> 6 | Солнечная тетрадь <text:s/>| <text:s text:c="2"/>2.7</text:span></text:p>
      <text:p text:style-name="P12"><text:span text:style-name="T47">И</text:span><text:span text:style-name="T46">спользованные таблицы:</text:span></text:p>
      <text:p text:style-name="P58">Таблица Customers</text:p>
      <text:p text:style-name="P58"><text:s text:c="2"/>ID <text:s/>Имя <text:s text:c="7"/>Фамилия <text:s text:c="5"/>Адрес <text:s text:c="25"/>Телефон<text:line-break/>---- <text:s/>--------- <text:s/>----------- <text:s/>------------------------- <text:s/>-----------<text:line-break/> <text:s text:c="2"/>1 <text:s/>Виталий <text:s text:c="3"/>Петров <text:s text:c="6"/>ул. Пушкина, д. 22 <text:s text:c="8"/>88005553535<text:line-break/> <text:s text:c="2"/>2 <text:s/>Андрей <text:s text:c="4"/>Штефанов <text:s text:c="4"/>ул. Привокзальная, д. 12 <text:s text:c="2"/>89811213123<text:line-break/> <text:s text:c="2"/>3 <text:s/>Родион <text:s text:c="4"/>Базаров <text:s text:c="5"/>пр. Меньшевиков, д. 143 <text:s text:c="3"/>89814744747<text:line-break/> <text:s text:c="2"/>4 <text:s/>Светлана <text:s text:c="2"/>Владимирова <text:s/>ул. Крутая, д. 121 <text:s text:c="8"/>88001239098<text:line-break/> <text:s text:c="2"/>5 <text:s/>Мёске <text:s text:c="5"/>Кобарёв <text:s text:c="5"/>ул. Японская, д. 211 <text:s text:c="6"/>88005758495<text:line-break/> <text:s text:c="2"/>6 <text:s/>Аристарх <text:s text:c="2"/>Попов <text:s text:c="7"/>пр. Энергетиков, д. 32 <text:s text:c="4"/>88005767384<text:line-break/> <text:s text:c="2"/>7 <text:s/>Владимир <text:s text:c="2"/>Моисеенко <text:s text:c="3"/>ул. Горького, д. 123 <text:s text:c="6"/>98710654321<text:line-break/> <text:s text:c="2"/>8 <text:s/>Галина <text:s text:c="4"/>Рыбкина <text:s text:c="5"/>пр. Горбачёва, д. 333 <text:s text:c="5"/>81249876543<text:line-break/> <text:s text:c="2"/>9 <text:s/>Иван <text:s text:c="6"/>Курчатов <text:s text:c="4"/>ул. Некрасовского, д. 120 <text:s/>87819200312<text:line-break/> <text:s/>10 <text:s/>Сергей <text:s text:c="4"/>Нечаев <text:s text:c="6"/>ул. Горького, д. 56 <text:s text:c="7"/>98710654321<text:line-break/> <text:s/>11 <text:s/>Александр <text:s/>Киселёв <text:s text:c="5"/>пр. Горбачёва, д. 14 <text:s text:c="6"/>81249876543<text:line-break/> <text:s/>12 <text:s/>Анастасия <text:s/>Грицева <text:s text:c="5"/>ул. Строителей, д. 234 <text:s text:c="4"/>81249876543<text:line-break/> <text:s/>13 <text:s/>Владимир <text:s text:c="2"/>Петров <text:s text:c="6"/>ул. Полесская, д. 100 <text:s text:c="5"/>98710654321<text:line-break/> <text:s/>14 <text:s/>Марина <text:s text:c="4"/>Медведева <text:s text:c="3"/>ул. Гоголя, д. 333 <text:s text:c="8"/>81249876543</text:p>
      <text:p text:style-name="P58"/>
      <text:p text:style-name="P58">Таблица BookOrders</text:p>
      <text:p text:style-name="P58"><text:s text:c="2"/>ID <text:s text:c="6"/><text:span text:style-name="T49">К</text:span>лиент <text:s text:c="2"/>Дата <text:s text:c="18"/>Стоимость <text:s text:c="3"/>Кол-во разворотов <text:s text:c="3"/>Размер <text:s text:c="3"/>Материал<text:line-break/>---- <text:s/>------------ <text:s/>------------------- <text:s/>----------- <text:s/>------------------- <text:s/>-------- <text:s/>----------<text:line-break/> <text:s text:c="2"/>1 <text:s text:c="12"/>3 <text:s/>2024-01-06 12:40:21 <text:s text:c="8"/>3500 <text:s text:c="18"/>12 <text:s text:c="8"/>3 <text:s text:c="10"/>1<text:line-break/> <text:s text:c="2"/>2 <text:s text:c="12"/>1 <text:s/>2024-01-08 16:12:55 <text:s text:c="8"/>1400 <text:s text:c="19"/>4 <text:s text:c="8"/>1 <text:s text:c="10"/>2<text:line-break/> <text:s text:c="2"/>3 <text:s text:c="12"/>4 <text:s/>2024-01-09 13:00:43 <text:s text:c="8"/>8000 <text:s text:c="17"/>120 <text:s text:c="8"/>3 <text:s text:c="10"/>2<text:line-break/> <text:s text:c="2"/>4 <text:s text:c="12"/>6 <text:s/>2024-01-09 13:43:26 <text:s text:c="8"/>6700 <text:s text:c="18"/>18 <text:s text:c="8"/>2 <text:s text:c="10"/>4<text:line-break/> <text:s text:c="2"/>5 <text:s text:c="12"/>5 <text:s/>2024-01-12 11:30:59 <text:s text:c="8"/>5000 <text:s text:c="18"/>10 <text:s text:c="8"/>4 <text:s text:c="10"/>3<text:line-break/> <text:s text:c="2"/>6 <text:s text:c="12"/>7 <text:s/>2024-01-13 12:14:35 <text:s text:c="8"/>6000 <text:s text:c="19"/>8 <text:s text:c="8"/>2 <text:s text:c="10"/>4<text:line-break/> <text:s text:c="2"/>7 <text:s text:c="12"/>2 <text:s/>2024-02-14 13:57:29 <text:s text:c="8"/>1800 <text:s text:c="19"/>6 <text:s text:c="8"/>1 <text:s text:c="10"/>2<text:line-break/> <text:s text:c="2"/>8 <text:s text:c="12"/>8 <text:s/>2024-02-16 11:02:11 <text:s text:c="8"/>9000 <text:s text:c="18"/>20 <text:s text:c="8"/>3 <text:s text:c="10"/>9<text:line-break/> <text:s text:c="2"/>9 <text:s text:c="12"/>4 <text:s/>2024-02-17 15:58:04 <text:s text:c="8"/>7000 <text:s text:c="18"/>30 <text:s text:c="8"/>4 <text:s text:c="10"/>8<text:line-break/> <text:s/>10 <text:s text:c="12"/>1 <text:s/>2024-02-20 17:18:53 <text:s text:c="8"/>6000 <text:s text:c="18"/>12 <text:s text:c="8"/>3 <text:s text:c="10"/>5<text:line-break/> <text:s/>11 <text:s text:c="12"/>9 <text:s/>2024-03-22 11:43:05 <text:s text:c="7"/>12000 <text:s text:c="18"/>24 <text:s text:c="8"/>2 <text:s text:c="10"/>2<text:line-break/> <text:s/>12 <text:s text:c="12"/>6 <text:s/>2024-03-24 15:27:50 <text:s text:c="8"/>9000 <text:s text:c="18"/>28 <text:s text:c="8"/>1 <text:s text:c="10"/>6<text:line-break/> <text:s/>13 <text:s text:c="11"/>10 <text:s/>2024-03-27 12:39:48 <text:s text:c="7"/>15000 <text:s text:c="18"/>36 <text:s text:c="8"/>4 <text:s text:c="10"/>7<text:line-break/> <text:s/>14 <text:s text:c="12"/>5 <text:s/>2024-03-30 14:48:46 <text:s text:c="8"/>8000 <text:s text:c="18"/>20 <text:s text:c="8"/>3 <text:s text:c="10"/>7</text:p>
      <text:p text:style-name="P58"/>
      <text:p text:style-name="P58">Таблица PaintingOrders</text:p>
      <text:p text:style-name="P58"><text:s text:c="2"/>ID <text:s text:c="3"/>Клиент <text:s/>Дата <text:s text:c="18"/>Стоимость <text:s text:c="3"/>Ширина <text:s text:c="3"/>Высота<text:line-break/>---- <text:s/>-------- <text:s/>------------------- <text:s/>----------- <text:s/>-------- <text:s/>--------<text:line-break/> <text:s text:c="2"/>1 <text:s text:c="7"/>13 <text:s/>2024-01-09 13:00:43 <text:s text:c="8"/>1500 <text:s text:c="6"/>240 <text:s text:c="6"/>127<text:line-break/> <text:s text:c="2"/>2 <text:s text:c="8"/>2 <text:s/>2024-01-10 13:12:31 <text:s text:c="8"/>1800 <text:s text:c="6"/>220 <text:s text:c="6"/>140<text:line-break/> <text:s text:c="2"/>3 <text:s text:c="7"/>10 <text:s/>2024-01-10 14:40:61 <text:s text:c="8"/>1000 <text:s text:c="6"/>160 <text:s text:c="6"/>100<text:line-break/> <text:s text:c="2"/>4 <text:s text:c="8"/>9 <text:s/>2024-02-03 15:17:48 <text:s text:c="9"/>600 <text:s text:c="6"/>100 <text:s text:c="7"/>50<text:line-break/> <text:s text:c="2"/>5 <text:s text:c="7"/>11 <text:s/>2024-02-06 15:34:52 <text:s text:c="8"/>1200 <text:s text:c="6"/>180 <text:s text:c="7"/>90<text:line-break/> <text:s text:c="2"/>6 <text:s text:c="8"/>7 <text:s/>2024-02-13 13:15:11 <text:s text:c="8"/>1800 <text:s text:c="6"/>240 <text:s text:c="6"/>140<text:line-break/> <text:s text:c="2"/>7 <text:s text:c="8"/>4 <text:s/>2024-02-20 16:47:24 <text:s text:c="9"/>600 <text:s text:c="7"/>80 <text:s text:c="7"/>45<text:line-break/> <text:s text:c="2"/>8 <text:s text:c="8"/>2 <text:s/>2024-03-04 14:38:21 <text:s text:c="9"/>900 <text:s text:c="6"/>100 <text:s text:c="7"/>60<text:line-break/> <text:s text:c="2"/>9 <text:s text:c="7"/>12 <text:s/>2024-03-10 17:09:57 <text:s text:c="8"/>1500 <text:s text:c="6"/>240 <text:s text:c="6"/>165<text:line-break/> <text:s/>10 <text:s text:c="8"/>6 <text:s/>2024-03-18 16:27:02 <text:s text:c="8"/>1800 <text:s text:c="6"/>300 <text:s text:c="6"/>180<text:line-break/> <text:s/>11 <text:s text:c="8"/>9 <text:s/>2024-03-25 12:59:05 <text:s text:c="8"/>1200 <text:s text:c="6"/>200 <text:s text:c="6"/>120</text:p>
      <text:p text:style-name="P59">Таблица Sizes</text:p>
      <text:p text:style-name="P58"><text:s text:c="2"/>ID <text:s/>Название<text:line-break/>---- <text:s/>----------<text:line-break/> <text:s text:c="2"/>1 <text:s/>Маленький<text:line-break/> <text:s text:c="2"/>2 <text:s/>Средний<text:line-break/> <text:s text:c="2"/>3 <text:s/>Большой<text:line-break/> <text:s text:c="2"/>4 <text:s/>Крупный</text:p>
      <text:p text:style-name="P58"/>
      <text:p text:style-name="P58">Таблица <text:span text:style-name="T48">Materials</text:span></text:p>
      <text:p text:style-name="P58"><text:s text:c="2"/>ID <text:s/>Название <text:s text:c="11"/>Описание <text:s text:c="38"/>Цена <text:s text:c="3"/>Количество<text:line-break/>---- <text:s/>------------------ <text:s/>------------------------------------------- <text:s/>------ <text:s/>------------<text:line-break/> <text:s text:c="2"/>1 <text:s/>Крокодил <text:s text:c="11"/>Зелёная крокодилья кожа <text:s text:c="24"/>120 <text:s text:c="9"/>24.6<text:line-break/> <text:s text:c="2"/>2 <text:s/>Кожа <text:s text:c="15"/>Обычная коричневая кожа <text:s text:c="25"/>60 <text:s text:c="9"/>36.1<text:line-break/> <text:s text:c="2"/>3 <text:s/>Картон <text:s text:c="13"/>Печатный картон средней плотности <text:s text:c="15"/>23 <text:s text:c="9"/>67<text:line-break/> <text:s text:c="2"/>4 <text:s/>Пластик <text:s text:c="12"/>Эксперементальный прочный пластик <text:s text:c="14"/>100 <text:s text:c="10"/>3.4<text:line-break/> <text:s text:c="2"/>5 <text:s/>Маленькая пчела <text:s text:c="4"/>Полосатая золотистая кожа <text:s text:c="22"/>100 <text:s text:c="9"/>35.8<text:line-break/> <text:s text:c="2"/>6 <text:s/>Солнечная тетрадь <text:s text:c="2"/>Эксперементальный прочный пластик <text:s text:c="15"/>67 <text:s text:c="10"/>2.7<text:line-break/> <text:s text:c="2"/>7 <text:s/>Жарко <text:s text:c="14"/>Для пекинского огородного питания <text:s text:c="15"/>45 <text:s text:c="9"/>18.2<text:line-break/> <text:s text:c="2"/>8 <text:s/>Рождественский дар <text:s/>Эксперементальный прочный пластик <text:s text:c="15"/>90 <text:s text:c="10"/>3.6<text:line-break/> <text:s text:c="2"/>9 <text:s/>Тигр <text:s text:c="15"/>Прочнейший материал для работ на лесоповале <text:s text:c="5"/>25 <text:s text:c="9"/>41.8</text:p>
      <text:p text:style-name="P37"><text:span text:style-name="T32">Оценочный лист результатов ЛР №</text:span><text:span text:style-name="T35">2</text:span></text:p>
      <text:p text:style-name="P18"><text:span text:style-name="T32">Ф.И.О. студента: </text:span><text:span text:style-name="T33">Шефнер Альберт</text:span></text:p>
      <text:p text:style-name="P18"><text:span text:style-name="T32">Группа: ИВБ-</text:span><text:span text:style-name="T33">2</text:span><text:span text:style-name="T32">1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0"><text:span text:style-name="T32">№</text:span></text:p>
            <text:p text:style-name="P40"><text:span text:style-name="T32">п/п</text:span></text:p>
            <text:p text:style-name="P19"/>
          </table:table-cell>
          <table:table-cell table:style-name="Table2.A1" office:value-type="string">
            <text:p text:style-name="P40"><text:span text:style-name="T34">Материалы необходимые для оценки знаний, умений</text:span></text:p>
            <text:p text:style-name="P40"><text:span text:style-name="T34">и навыков</text:span></text:p>
          </table:table-cell>
          <table:table-cell table:style-name="Table2.A1" office:value-type="string">
            <text:p text:style-name="P40"><text:span text:style-name="T32">Показатель</text:span></text:p>
            <text:p text:style-name="P40"><text:span text:style-name="T32"><text:s/>оценивания</text:span></text:p>
          </table:table-cell>
          <table:table-cell table:style-name="Table2.A1" office:value-type="string">
            <text:p text:style-name="P40"><text:span text:style-name="T32">Критерии</text:span></text:p>
            <text:p text:style-name="P40"><text:span text:style-name="T32">Оценивания</text:span></text:p>
          </table:table-cell>
          <table:table-cell table:style-name="Table2.A1" office:value-type="string">
            <text:p text:style-name="P40"><text:span text:style-name="T32">Шкала оценивания</text:span></text:p>
          </table:table-cell>
          <table:table-cell table:style-name="Table2.F1" office:value-type="string">
            <text:p text:style-name="P19"/>
          </table:table-cell>
        </table:table-row>
        <table:table-row table:style-name="Table2.2">
          <table:table-cell table:style-name="Table2.A1" table:number-rows-spanned="11" office:value-type="string">
            <text:p text:style-name="P40"><text:span text:style-name="T32">1</text:span></text:p>
          </table:table-cell>
          <table:table-cell table:style-name="Table2.A1" table:number-rows-spanned="11" office:value-type="string">
            <text:p text:style-name="P18"><text:span text:style-name="T32">Лабораторная работа №</text:span></text:p>
          </table:table-cell>
          <table:table-cell table:style-name="Table2.A1" table:number-rows-spanned="2" office:value-type="string">
            <text:p text:style-name="P40"><text:span text:style-name="T32">Наличие заготовки</text:span></text:p>
          </table:table-cell>
          <table:table-cell table:style-name="Table2.A1" office:value-type="string">
            <text:p text:style-name="P40"><text:span text:style-name="T32">Присутствует</text:span></text:p>
          </table:table-cell>
          <table:table-cell table:style-name="Table2.A1" office:value-type="string">
            <text:p text:style-name="P40"><text:span text:style-name="T32">1</text:span></text:p>
          </table:table-cell>
          <table:table-cell table:style-name="Table2.F2" office:value-type="string">
            <text:p text:style-name="P19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1"><text:span text:style-name="T32">Отсутствует</text:span></text:p>
          </table:table-cell>
          <table:table-cell table:style-name="Table2.A1" office:value-type="string">
            <text:p text:style-name="P41"><text:span text:style-name="T32">0</text:span></text:p>
          </table:table-cell>
          <table:table-cell table:style-name="Table2.F3" office:value-type="string">
            <text:p text:style-name="P20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42"><text:span text:style-name="T32">Правильность ответов на вопрос</text:span></text:p>
          </table:table-cell>
          <table:table-cell table:style-name="Table2.A1" office:value-type="string">
            <text:p text:style-name="P41"><text:span text:style-name="T32">Получены правильные ответы на вопросы</text:span></text:p>
          </table:table-cell>
          <table:table-cell table:style-name="Table2.A1" office:value-type="string">
            <text:p text:style-name="P41"><text:span text:style-name="T32">4</text:span></text:p>
          </table:table-cell>
          <table:table-cell table:style-name="Table2.F4" office:value-type="string">
            <text:p text:style-name="P20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1"><text:span text:style-name="T32">Получены частично правильные ответы</text:span></text:p>
          </table:table-cell>
          <table:table-cell table:style-name="Table2.A1" office:value-type="string">
            <text:p text:style-name="P41"><text:span text:style-name="T32">2,5</text:span></text:p>
          </table:table-cell>
          <table:table-cell table:style-name="Table2.F5" office:value-type="string">
            <text:p text:style-name="P20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1"><text:span text:style-name="T32">Получены неправильные ответы</text:span></text:p>
          </table:table-cell>
          <table:table-cell table:style-name="Table2.A1" office:value-type="string">
            <text:p text:style-name="P41"><text:span text:style-name="T32">0</text:span></text:p>
          </table:table-cell>
          <table:table-cell table:style-name="Table2.F6" office:value-type="string">
            <text:p text:style-name="P20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42"><text:span text:style-name="T32">Соответствие методике выполнения</text:span></text:p>
          </table:table-cell>
          <table:table-cell table:style-name="Table2.A1" office:value-type="string">
            <text:p text:style-name="P41"><text:span text:style-name="T32">Соответствует</text:span></text:p>
          </table:table-cell>
          <table:table-cell table:style-name="Table2.A1" office:value-type="string">
            <text:p text:style-name="P40"><text:span text:style-name="T32">2,5</text:span></text:p>
          </table:table-cell>
          <table:table-cell table:style-name="Table2.F7" office:value-type="string">
            <text:p text:style-name="P19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1"><text:span text:style-name="T32">Не соответствует</text:span></text:p>
          </table:table-cell>
          <table:table-cell table:style-name="Table2.A1" office:value-type="string">
            <text:p text:style-name="P41"><text:span text:style-name="T32">1,5</text:span></text:p>
          </table:table-cell>
          <table:table-cell table:style-name="Table2.F8" office:value-type="string">
            <text:p text:style-name="P20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42"><text:span text:style-name="T32">Срок выполнения работы</text:span></text:p>
          </table:table-cell>
          <table:table-cell table:style-name="Table2.A1" office:value-type="string">
            <text:p text:style-name="P41"><text:span text:style-name="T32">Работа выполнена в срок</text:span></text:p>
          </table:table-cell>
          <table:table-cell table:style-name="Table2.A1" office:value-type="string">
            <text:p text:style-name="P41"><text:span text:style-name="T32">2,5</text:span></text:p>
          </table:table-cell>
          <table:table-cell table:style-name="Table2.F9" office:value-type="string">
            <text:p text:style-name="P20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1"><text:span text:style-name="T32">Работа выполнена с опозданием на 1 неделю</text:span></text:p>
          </table:table-cell>
          <table:table-cell table:style-name="Table2.A1" office:value-type="string">
            <text:p text:style-name="P41"><text:span text:style-name="T32">1,5</text:span></text:p>
          </table:table-cell>
          <table:table-cell table:style-name="Table2.F10" office:value-type="string">
            <text:p text:style-name="P20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1"><text:span text:style-name="T32">Работа выполнена с опозданием на 2 недели и более</text:span></text:p>
          </table:table-cell>
          <table:table-cell table:style-name="Table2.A1" office:value-type="string">
            <text:p text:style-name="P41"><text:span text:style-name="T32">1,0</text:span></text:p>
          </table:table-cell>
          <table:table-cell table:style-name="Table2.F11" office:value-type="string">
            <text:p text:style-name="P20"/>
          </table:table-cell>
        </table:table-row>
        <table:table-row table:style-name="Table2.1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43"><text:span text:style-name="T32">Итого максимальное количество баллов за лабораторную работу №</text:span></text:p>
          </table:table-cell>
          <table:covered-table-cell/>
          <table:table-cell table:style-name="Table2.A1" office:value-type="string">
            <text:p text:style-name="P40"><text:span text:style-name="T32">10</text:span></text:p>
          </table:table-cell>
          <table:table-cell table:style-name="Table2.F12" office:value-type="string">
            <text:p text:style-name="P19"/>
          </table:table-cell>
        </table:table-row>
      </table:table>
      <text:p text:style-name="P18"/>
      <text:p text:style-name="P18"/>
      <text:p text:style-name="P18"><text:span text:style-name="T33">Хомоненко А. Д.</text:span></text:p>
      <text:p text:style-name="P18"><text:span text:style-name="T32"><text:tab/><text:tab/><text:tab/><text:tab/><text:tab/><text:tab/><text:tab/><text:tab/><text:tab/> <text:s text:c="7"/>«___»__________202</text:span><text:span text:style-name="T33">4</text:span><text:span text:style-name="T36"> </text:span><text:span text:style-name="T32">г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JetBrainsMono NF1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.2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novo</meta:initial-creator>
    <meta:editing-cycles>18</meta:editing-cycles>
    <meta:creation-date>2022-02-17T12:41:00</meta:creation-date>
    <dc:date>2024-03-31T23:50:09.962000000</dc:date>
    <meta:editing-duration>P1DT10H43M32S</meta:editing-duration>
    <meta:generator>LibreOffice/24.2.1.2$Windows_X86_64 LibreOffice_project/db4def46b0453cc22e2d0305797cf981b68ef5ac</meta:generator>
    <meta:document-statistic meta:table-count="2" meta:image-count="0" meta:object-count="0" meta:page-count="8" meta:paragraph-count="135" meta:word-count="1083" meta:character-count="10126" meta:non-whitespace-character-count="6703"/>
    <meta:user-defined meta:name="AppVersion">16.0000</meta:user-defined>
    <meta:template xlink:type="simple" xlink:actuate="onRequest" xlink:title="Normal" xlink:href=""/>
  </office:meta>
</office:document-meta>
</file>